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ielbestimmungen</text:p>
      <text:p text:style-name="P1"/>
      <text:p text:style-name="P2">1.) Muss-Kriterien</text:p>
      <text:p text:style-name="P2"/>
      <text:p text:style-name="P2">Die von unserem Team zu entwickelnde Software wird das Spielprinzip des bekannten Computerspiele-Klassikers „Bomberman“ umsetzen. Es wird einen Java basierten Client und Server geben.</text:p>
      <text:p text:style-name="P2">Zum Client gehört unter anderem die grafische Oberfläche (GUI) welche das Spielmenü und das Spielfeld für den Benutzer übersichtlich darstellt.</text:p>
      <text:p text:style-name="P2">Der Server unterteilt sich in einen Verwaltungsserver und mehreren Spielservern. Der Verwaltungsserver zeigt dem Client alle verfügbaren Spielserver an und leitet die Verbindung zwischen Client und Spielserver ein. Die einzelnen Spielserver berechnen alle Spielfeldveränderungen im jeweiligen Spiel und senden diese Veränderungen an die Clients. Auf einem Spielserver können sich mindestens 2 und maximal 4 Clients verbinden.</text:p>
      <text:p text:style-name="P2">Die Verbindung zwischen Client und Server wird mittels Internetprotokoll (IP) realisiert. Bei Verbindungsproblemen wird ein entsprechender Fehler angezeigt und der Spieler wird nach einer bestimmten Zeit im aktiven Spiel getötet.</text:p>
      <text:p text:style-name="P2">Der Quellcode wird in Java geschrieben und mittels ausreichender Kommentare übersichtlich gehalten. Außerdem werden zahlreiche Tests für Client und Server erstellt um sicherzustellen, dass alle Anforderungen erfüllt werden.</text:p>
      <text:p text:style-name="P2"/>
      <text:p text:style-name="P2">2.) Wunsch-Kriterien</text:p>
      <text:p text:style-name="P2"/>
      <text:p text:style-name="P2">Unser Entwicklerteam versucht des weiteren eine funktionstüchtige künstliche Intelligenz (KI) zu implementieren welche Spieler ersetzen kann und mit der man das Spiel im Einzelspieler Modus spielen kann. </text:p>
      <text:p text:style-name="P2">Außerdem ist auch ein Ranking geplant welches nach dem Beenden eines Spieles alle wichtigen Statistiken der einzelnen Spieler anzeigt.</text:p>
      <text:p text:style-name="P2">Die Kompatibilität des Clients und Servers mit jeweils anderen Servern und Clients wird ebenfalls angestrebt. So soll man sich beispielsweise mit unserem Client auch auf Servern anderer Teams einloggen können.</text:p>
      <text:p text:style-name="P2"/>
      <text:p text:style-name="P2">3.) Abgrenzungskriterien</text:p>
      <text:p text:style-name="P2"/>
      <text:p text:style-name="P2">Eine Version der Software für mobile Geräte wird es voraussichtlich nicht g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8T15:06:47.95</meta:creation-date>
    <meta:document-statistic meta:table-count="0" meta:image-count="0" meta:object-count="0" meta:page-count="1" meta:paragraph-count="13" meta:word-count="253" meta:character-count="1909"/>
    <dc:date>2016-12-08T15:55:32.42</dc:date>
    <meta:editing-duration>PT1M3S</meta:editing-duration>
    <meta:editing-cycles>1</meta:editing-cycles>
    <meta:generator>OpenOffice/4.1.3$Win32 OpenOffice.org_project/413m1$Build-9783</meta:generator>
  </office:meta>
</office:document-meta>
</file>